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заголовок_20_центр">
      <style:paragraph-properties fo:break-before="page"/>
    </style:style>
    <style:style style:name="P3" style:family="paragraph" style:parent-style-name="ГОСТ_20_структурный_20_элемент">
      <style:paragraph-properties fo:break-before="page"/>
    </style:style>
    <style:style style:name="P4" style:family="paragraph" style:parent-style-name="ГОСТ_20_абзац">
      <style:text-properties officeooo:rsid="0014a880" officeooo:paragraph-rsid="0014a880"/>
    </style:style>
    <style:style style:name="P5" style:family="paragraph" style:parent-style-name="ГОСТ_20_текст">
      <style:text-properties officeooo:rsid="00134ad9" officeooo:paragraph-rsid="00134ad9"/>
    </style:style>
    <style:style style:name="P6" style:family="paragraph" style:parent-style-name="ГОСТ_20_текст">
      <style:text-properties officeooo:rsid="00134ad9" officeooo:paragraph-rsid="001368b0"/>
    </style:style>
    <style:style style:name="P7" style:family="paragraph" style:parent-style-name="ГОСТ_20_текст">
      <style:text-properties officeooo:rsid="001368b0" officeooo:paragraph-rsid="001368b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34ad9" style:font-size-asian="10pt"/>
    </style:style>
    <style:style style:name="P9" style:family="paragraph" style:parent-style-name="Standard" style:list-style-name="L3"/>
    <style:style style:name="P10" style:family="paragraph" style:parent-style-name="Standard" style:list-style-name="L5"/>
    <style:style style:name="P11" style:family="paragraph" style:parent-style-name="ГОСТ_20_текст" style:list-style-name="L1"/>
    <style:style style:name="P12" style:family="paragraph" style:parent-style-name="ГОСТ_20_текст">
      <style:text-properties officeooo:rsid="001816a8" officeooo:paragraph-rsid="001816a8"/>
    </style:style>
    <style:style style:name="P13" style:family="paragraph" style:parent-style-name="ГОСТ_20_заголовок_20_X.X.X">
      <style:text-properties officeooo:rsid="0010e136" officeooo:paragraph-rsid="0010e136"/>
    </style:style>
    <style:style style:name="P14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15" style:family="paragraph" style:parent-style-name="ГОСТ_20_заголовок_20_X">
      <style:paragraph-properties fo:break-before="page"/>
    </style:style>
    <style:style style:name="P16" style:family="paragraph" style:parent-style-name="ГОСТ_20_титульный_20_заголовок" style:master-page-name="First_20_Page">
      <style:paragraph-properties style:page-number="auto"/>
      <style:text-properties officeooo:rsid="00134ad9" officeooo:paragraph-rsid="00134ad9"/>
    </style:style>
    <style:style style:name="P17" style:family="paragraph" style:parent-style-name="ГОСТ_20_титульный_20_заголовок">
      <style:text-properties officeooo:rsid="00134ad9" officeooo:paragraph-rsid="00134ad9"/>
    </style:style>
    <style:style style:name="P18" style:family="paragraph" style:parent-style-name="ГОСТ_20_титульный_20_заголовок">
      <style:text-properties fo:font-weight="bold" officeooo:rsid="00134ad9" officeooo:paragraph-rsid="00134ad9" style:font-weight-asian="bold" style:font-weight-complex="bold"/>
    </style:style>
    <style:style style:name="P19" style:family="paragraph" style:parent-style-name="ГОСТ_20_абзац" style:master-page-name="Index">
      <style:paragraph-properties style:page-number="auto" fo:break-before="page"/>
      <style:text-properties fo:font-weight="bold" style:font-weight-asian="bold" style:font-weight-complex="bold"/>
    </style:style>
    <style:style style:name="P20" style:family="paragraph" style:parent-style-name="ГОСТ_20_абзац" style:list-style-name="L3"/>
    <style:style style:name="P21" style:family="paragraph" style:parent-style-name="ГОСТ_20_абзац" style:list-style-name="L2">
      <style:paragraph-properties fo:margin-left="0cm" fo:margin-right="0cm" fo:text-indent="0cm" style:auto-text-indent="false"/>
    </style:style>
    <style:style style:name="P22" style:family="paragraph" style:parent-style-name="ГОСТ_20_абзац" style:list-style-name="L4">
      <style:paragraph-properties fo:margin-left="0cm" fo:margin-right="0cm" fo:text-indent="0cm" style:auto-text-indent="false"/>
    </style:style>
    <style:style style:name="P23" style:family="paragraph" style:parent-style-name="ГОСТ_20_абзац" style:list-style-name="L5">
      <style:paragraph-properties fo:margin-left="0cm" fo:margin-right="0cm" fo:text-indent="0cm" style:auto-text-indent="false"/>
    </style:style>
    <style:style style:name="P24" style:family="paragraph" style:parent-style-name="ГОСТ_20_содержание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ГОСТ_20_заголовок_20_X.X" style:list-style-name="">
      <style:paragraph-properties fo:line-height="150%" fo:text-align="justify" style:justify-single-word="false">
        <style:tab-stops/>
      </style:paragraph-properties>
    </style:style>
    <style:style style:name="P26" style:family="paragraph" style:parent-style-name="ГОСТ_20_заголовок_20_X.X">
      <style:paragraph-properties fo:break-before="page"/>
    </style:style>
    <style:style style:name="P27" style:family="paragraph" style:parent-style-name="ГОСТ_20_заголовок_20_X.X" style:list-style-name="L1">
      <style:paragraph-properties fo:break-before="page"/>
    </style:style>
    <style:style style:name="P28" style:family="paragraph" style:parent-style-name="ГОСТ_20_заголовок_20_X.X">
      <style:paragraph-properties fo:break-before="page"/>
      <style:text-properties officeooo:rsid="00134ad9" officeooo:paragraph-rsid="00134ad9"/>
    </style:style>
    <style:style style:name="P29" style:family="paragraph" style:parent-style-name="ГОСТ_20_заголовок_20_X.X">
      <style:paragraph-properties fo:break-before="page"/>
      <style:text-properties officeooo:rsid="0010e136" officeooo:paragraph-rsid="0010e136"/>
    </style:style>
    <style:style style:name="P30" style:family="paragraph" style:parent-style-name="ГОСТ_20_структурный_20_элемент" style:master-page-name="Standard">
      <style:paragraph-properties style:page-number="1" fo:break-before="page"/>
    </style:style>
    <style:style style:name="T1" style:family="text">
      <style:text-properties officeooo:rsid="001225c9"/>
    </style:style>
    <style:style style:name="T2" style:family="text">
      <style:text-properties officeooo:rsid="00134ad9"/>
    </style:style>
    <style:style style:name="T3" style:family="text">
      <style:text-properties officeooo:rsid="001368b0"/>
    </style:style>
    <style:style style:name="T4" style:family="text">
      <style:text-properties officeooo:rsid="0014a880"/>
    </style:style>
    <style:style style:name="T5" style:family="text">
      <style:text-properties officeooo:rsid="00171c0a"/>
    </style:style>
    <style:style style:name="T6" style:family="text">
      <style:text-properties officeooo:rsid="00186d5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4">Проектирование основы для разработки </text:span>приложени<text:span text:style-name="T5">й</text:span> AXT на языке программирования D.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текст_20_центр">201<text:span text:style-name="T1">5</text:span> г.</text:p>
      <text:p text:style-name="P19">Буфер</text:p>
      <text:p text:style-name="ГОСТ_20_абзац">Полезные инструменты</text:p>
      <text:p text:style-name="ГОСТ_20_абзац"/>
      <text:table-of-content text:style-name="Sect1" text:protected="true" text:name="Оглавление1">
        <text:table-of-content-source text:outline-level="10" text:use-index-source-styles="true">
          <text:index-title-template text:style-name="ГОСТ_20_структурный_20_элемент">Содержание</text:index-title-template>
          <text:table-of-content-entry-template text:outline-level="1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ГОСТ_20_заголовок_20_слева"/>
            <text:index-source-style text:style-name="ГОСТ_20_заголовок_20_центр"/>
          </text:index-source-styles>
        </text:table-of-content-source>
        <text:index-body>
          <text:index-title text:style-name="Sect1" text:name="Оглавление1_Head">
            <text:p text:style-name="P30">Содержание</text:p>
          </text:index-title>
          <text:p text:style-name="P24">1 Начало<text:tab/>5</text:p>
          <text:p text:style-name="P24">1.1 Цели<text:tab/>5</text:p>
          <text:p text:style-name="P24">1.2 Проблемы<text:tab/>6</text:p>
          <text:p text:style-name="P24">1.2 Заинтересованные лица (участники и интересы)<text:tab/>7</text:p>
          <text:p text:style-name="P24">1.3 Термины<text:tab/>8</text:p>
          <text:p text:style-name="P24">2 Описание предметной области<text:tab/>9</text:p>
          <text:p text:style-name="P24">2.1 Словарь предметной области<text:tab/>9</text:p>
          <text:p text:style-name="P24">2.2 Краткое описание<text:tab/>10</text:p>
          <text:p text:style-name="P24">3 Требования<text:tab/>11</text:p>
          <text:p text:style-name="P24">3.1 Функциональные<text:tab/>11</text:p>
          <text:p text:style-name="P24">3.2 Требования к архитектуре программного кода<text:tab/>12</text:p>
          <text:p text:style-name="P24">3.3 Не функциональные<text:tab/>13</text:p>
          <text:p text:style-name="P24">3.3.1 Требования к интерфейсу<text:tab/>13</text:p>
          <text:p text:style-name="P24">3.4 Требования к стандартизации<text:tab/>14</text:p>
          <text:p text:style-name="P24">3.5 Требования к документации<text:tab/>15</text:p>
          <text:p text:style-name="P24">3.6 Требования к процессу разработки<text:tab/>16</text:p>
          <text:p text:style-name="P24">3.7 Аппаратные<text:tab/>17</text:p>
          <text:p text:style-name="P24">3.8 Программные<text:tab/>18</text:p>
          <text:p text:style-name="P24">3.9 Безопасности<text:tab/>19</text:p>
          <text:p text:style-name="P24">3.10 Надёжности<text:tab/>20</text:p>
          <text:p text:style-name="P24">3.11 Функциональные антитребования.<text:tab/>21</text:p>
          <text:p text:style-name="P24">4 Используемая технология<text:tab/>22</text:p>
          <text:p text:style-name="P24">5 Процесс<text:tab/>23</text:p>
          <text:p text:style-name="P24">6 Людские резервы, правовые, политические, организационные вопросы<text:tab/>24</text:p>
          <text:p text:style-name="P24"><text:s/>Список использованных источников<text:tab/>25</text:p>
          <text:p text:style-name="P24"><text:s/>Приложения<text:tab/>26</text:p>
        </text:index-body>
      </text:table-of-content>
      <text:p text:style-name="ГОСТ_20_текст"/>
      <text:section text:style-name="Sect2" text:name="Раздел1">
        <text:p text:style-name="P3">Определения</text:p>
        <text:p text:style-name="P3">Обозначения и сокращения</text:p>
        <text:p text:style-name="P3">Введение</text:p>
        <text:h text:style-name="P14" text:outline-level="1">Начало</text:h>
        <text:h text:style-name="ГОСТ_20_заголовок_20_X.X" text:outline-level="2">Цели</text:h>
        <text:p text:style-name="ГОСТ_20_текст">Цель - создание <text:span text:style-name="T2">основы для разработки консольных приложений на D</text:span>.</text:p>
        <text:list xml:id="list158818825965550180" text:style-name="L1">
          <text:list-item>
            <text:list>
              <text:list-item>
                <text:h text:style-name="P27" text:outline-level="2">Проблемы</text:h>
                <text:p text:style-name="P11">Проблемы и их решения.</text:p>
              </text:list-item>
            </text:list>
          </text:list-item>
        </text:list>
        <text:h text:style-name="ГОСТ_20_заголовок_20_X.X" text:outline-level="2" text:is-list-header="true"/>
        <text:h text:style-name="P26" text:outline-level="2">Заинтересованные лица (участники и интересы)</text:h>
        <text:p text:style-name="ГОСТ_20_текст">Участники:</text:p>
        <text:p text:style-name="ГОСТ_20_текст">Пользователь</text:p>
        <text:p text:style-name="ГОСТ_20_текст"/>
        <text:p text:style-name="ГОСТ_20_текст">Цели</text:p>
        <text:p text:style-name="ГОСТ_20_текст">Пользователь стремится:</text:p>
        <text:p text:style-name="ГОСТ_20_текст"/>
        <text:p text:style-name="ГОСТ_20_текст">Общие интересы:</text:p>
        <text:h text:style-name="P26" text:outline-level="2">Термины</text:h>
        <text:p text:style-name="ГОСТ_20_текст"/>
        <text:h text:style-name="P15" text:outline-level="1">Описание предметной области</text:h>
        <text:h text:style-name="ГОСТ_20_заголовок_20_X.X" text:outline-level="2">Словарь предметной области</text:h>
        <text:h text:style-name="P26" text:outline-level="2">Краткое описание</text:h>
        <text:list xml:id="list3627565125849307312" text:style-name="L2">
          <text:list-item>
            <text:list>
              <text:list-header>
                <text:p text:style-name="P21"><text:span text:style-name="T4">Предметная область включает р</text:span>азработк<text:span text:style-name="T4">у</text:span> консольных приложений, <text:span text:style-name="T4">которые могут быть скомпилированы на разных ОС и работать в режиме демонов и сервисов.</text:span></text:p>
              </text:list-header>
            </text:list>
          </text:list-item>
        </text:list>
        <text:h text:style-name="P15" text:outline-level="1">Требования</text:h>
        <text:h text:style-name="ГОСТ_20_заголовок_20_X.X" text:outline-level="2">Функциональные</text:h>
        <text:p text:style-name="ГОСТ_20_абзац">Система должна поддерживать </text:p>
        <text:p text:style-name="ГОСТ_20_абзац">-реляционные СУБД [приложение сфокусировано на MariaDB]</text:p>
        <text:p text:style-name="ГОСТ_20_абзац">-лицензионные ключи, достоверность которых проверяется удаленным сервером</text:p>
        <text:p text:style-name="ГОСТ_20_абзац">-<text:span text:style-name="T6">гибкую систему логирования событий и ошибок</text:span></text:p>
        <text:p text:style-name="P8"/>
        <text:h text:style-name="P28" text:outline-level="2">Требования к архитектуре программного кода</text:h>
        <text:p text:style-name="P6">Архитектура должна быть построена на принципах:</text:p>
        <text:p text:style-name="P6">-ORM, <text:span text:style-name="T3">для обеспечения поддержки разных реляционных СУБД</text:span></text:p>
        <text:h text:style-name="P25" text:outline-level="2"/>
        <text:h text:style-name="P26" text:outline-level="2">Не функциональные</text:h>
        <text:h text:style-name="P13" text:outline-level="3">Требования к интерфейсу</text:h>
        <text:p text:style-name="P12">Язык интерфейса должен переключаться в конфигурационном файле. Поддерживаемые языки должны загружаться из специальных файлов в текстовом формате, чтобы была возможность добавлять новые языки и изменять старые.</text:p>
        <text:list xml:id="list1687172706077451974" text:style-name="L3">
          <text:list-item>
            <text:list>
              <text:list-header>
                <text:p text:style-name="P9"/>
              </text:list-header>
            </text:list>
          </text:list-item>
        </text:list>
        <text:h text:style-name="P29" text:outline-level="2">Требования к стандартизации</text:h>
        <text:p text:style-name="P7">Система должна:</text:p>
        <text:p text:style-name="P7">-поддерживать обмен данными в форматах максимально соответствующим международным стандартам.</text:p>
        <text:p text:style-name="P7">-обеспечивать высокое качество выдаваемых данных, при этом критерии качества будут определяться в конкретной предметной области.</text:p>
        <text:h text:style-name="P29" text:outline-level="2">Требования к документации</text:h>
        <text:p text:style-name="P7">В каталоге docs должны присутствовать следующие документы:</text:p>
        <text:p text:style-name="P7">-Лицензионное соглашение</text:p>
        <text:p text:style-name="P7">-Шаблон для описания системы</text:p>
        <text:h text:style-name="P29" text:outline-level="2">Требования к процессу разработки</text:h>
        <text:h text:style-name="P25" text:outline-level="2"/>
        <text:h text:style-name="P26" text:outline-level="2">Аппаратные</text:h>
        <text:p text:style-name="ГОСТ_20_абзац">Аппаратное обеспечение.</text:p>
        <text:p text:style-name="ГОСТ_20_абзац">1. Компьютер (AMD/Pentium IV с частотой процессора не менее 2,6 ГГц, оперативная память 512Мб, жесткий диск 120 Гбайт);</text:p>
        <text:h text:style-name="P26" text:outline-level="2">Программные</text:h>
        <text:p text:style-name="P5">Система должна работать на всех популярных операционных системах, предназначенных для настольных ПК.</text:p>
        <text:p text:style-name="P5">Система может зависеть от следующих пакетов:</text:p>
        <text:p text:style-name="P5">MariaDB</text:p>
        <text:p text:style-name="P5"/>
        <text:h text:style-name="P26" text:outline-level="2">Безопасности</text:h>
        <text:list xml:id="list2258671484216" text:continue-numbering="true" text:style-name="L3">
          <text:list-item>
            <text:list>
              <text:list-header>
                <text:p text:style-name="P20"/>
              </text:list-header>
            </text:list>
          </text:list-item>
        </text:list>
        <text:h text:style-name="P26" text:outline-level="2">Надёжности</text:h>
        <text:h text:style-name="P26" text:outline-level="2">Функциональные антитребования.</text:h>
        <text:p text:style-name="ГОСТ_20_текст"/>
        <text:list xml:id="list6670773249578633977" text:style-name="L4">
          <text:list-item>
            <text:list>
              <text:list-item>
                <text:list>
                  <text:list-item>
                    <text:list>
                      <text:list-header>
                        <text:p text:style-name="P22"/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ГОСТ_20_абзац"/>
        <text:p text:style-name="ГОСТ_20_абзац"><text:tab/></text:p>
        <text:p text:style-name="Standard"/>
        <text:h text:style-name="P15" text:outline-level="1">Используемая технология</text:h>
        <text:p text:style-name="P4">Компилятор dmd,</text:p>
        <text:p text:style-name="P4">Менеджер зависимостей dub</text:p>
        <text:p text:style-name="P4">Отладчик кода gdb</text:p>
        <text:p text:style-name="P4">Среда разработки Eclipse DDT</text:p>
        <text:h text:style-name="P15" text:outline-level="1">Процесс</text:h>
        <text:list xml:id="list1054453259685808784" text:style-name="L5">
          <text:list-item>
            <text:list>
              <text:list-item>
                <text:list>
                  <text:list-header>
                    <text:p text:style-name="P10"/>
                  </text:list-header>
                </text:list>
              </text:list-item>
            </text:list>
          </text:list-item>
        </text:list>
        <text:h text:style-name="P15" text:outline-level="1">Людские резервы, правовые, политические, организационные вопросы</text:h>
        <text:list xml:id="list2258325276707" text:continue-numbering="true" text:style-name="L5">
          <text:list-item>
            <text:list>
              <text:list-item>
                <text:list>
                  <text:list-header>
                    <text:p text:style-name="P23"/>
                  </text:list-header>
                </text:list>
              </text:list-item>
            </text:list>
          </text:list-item>
        </text:list>
        <text:p text:style-name="ГОСТ_20_текст"><text:tab/></text:p>
        <text:p text:style-name="P2">Список использованных источников</text:p>
        <text:p text:style-name="P2">Приложения</text:p>
        <text:p text:style-name="ГОСТ_20_абзац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ГОСТ_20_текст" style:display-name="ГОСТ текст" style:family="paragraph" style:parent-style-name="ГОСТ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background-image/>
      </style:paragraph-properties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ГОСТ_20_исходник" style:display-name="ГОСТ исходник" style:family="paragraph" style:parent-style-name="ГОСТ_20_текст" style:next-style-name="ГОСТ_20_текст">
      <style:paragraph-properties fo:margin-top="0cm" fo:margin-bottom="0cm" loext:contextual-spacing="false" style:line-height-at-least="0.176cm" fo:text-align="start" style:justify-single-word="false" fo:background-color="transparent">
        <style:background-image/>
      </style:paragraph-properties>
      <style:text-properties style:font-name="Arial1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1">
      <style:paragraph-properties fo:margin-top="0cm" fo:margin-bottom="0cm" loext:contextual-spacing="false" fo:line-height="150%" fo:text-align="justify" style:justify-single-word="false" fo:background-color="transparent">
        <style:background-image/>
      </style:paragraph-properties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default-outline-level="2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3" style:master-page-name="">
      <style:paragraph-properties style:page-number="auto"/>
      <style:text-properties fo:font-weight="bold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4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paragraph-properties fo:background-color="transparent">
        <style:background-image/>
      </style:paragraph-properties>
      <style:text-properties fo:font-size="12pt" style:font-size-asian="12pt"/>
    </style:style>
    <style:style style:name="ГОСТ_20_абзац" style:display-name="ГОСТ абзац" style:family="paragraph" style:parent-style-name="ГОСТ_20_текст"/>
    <style:style style:name="ГОСТ" style:family="paragraph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/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028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ГОСТ" style:page-layout-name="Mpm4"/>
    <style:master-page style:name="ГОСТ_20_первая_20_страница" style:display-name="ГОСТ первая страница" style:page-layout-name="Mpm3"/>
    <style:master-page style:name="ГОСТ_20_книжный" style:display-name="ГОСТ книжный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11H53M34S</meta:editing-duration>
    <dc:date>2015-03-13T00:22:57.058711018</dc:date>
    <meta:generator>LibreOffice/4.3.5.2.0$Linux_X86_64 LibreOffice_project/430m0$Build-2</meta:generator>
    <meta:editing-cycles>42</meta:editing-cycles>
    <meta:document-statistic meta:table-count="0" meta:image-count="0" meta:object-count="0" meta:page-count="28" meta:paragraph-count="93" meta:word-count="404" meta:character-count="3001" meta:non-whitespace-character-count="2707"/>
  </office:meta>
</office:document-meta>
</file>